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94a2a" officeooo:paragraph-rsid="00294a2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Standard" style:master-page-name="Title">
      <style:paragraph-properties fo:margin-top="0pt" fo:margin-bottom="0pt" style:contextual-spacing="false" fo:line-height="150%" style:page-number="auto"/>
      <style:text-properties fo:font-size="10pt" officeooo:rsid="0014522a" officeooo:paragraph-rsid="0014522a" style:font-size-asian="8.75pt" style:font-size-complex="10pt"/>
    </style:style>
    <style:style style:name="P1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15" style:family="paragraph" style:parent-style-name="Bibliography_20_1">
      <style:paragraph-properties>
        <style:tab-stops/>
      </style:paragraph-properties>
    </style:style>
    <style:style style:name="P16" style:family="paragraph" style:parent-style-name="Bibliography_20_Heading">
      <style:paragraph-properties fo:break-before="page"/>
    </style:style>
    <style:style style:name="P17" style:family="paragraph" style:parent-style-name="Podtytul">
      <style:text-properties officeooo:rsid="002ecb5f" officeooo:paragraph-rsid="002ecb5f"/>
    </style:style>
    <style:style style:name="P18" style:family="paragraph" style:parent-style-name="Podtytul">
      <style:text-properties officeooo:rsid="00211025" officeooo:paragraph-rsid="00211025"/>
    </style:style>
    <style:style style:name="P19" style:family="paragraph" style:parent-style-name="Podtytul">
      <style:text-properties officeooo:rsid="00294a2a" officeooo:paragraph-rsid="00294a2a"/>
    </style:style>
    <style:style style:name="P20" style:family="paragraph" style:parent-style-name="Punkt_20_podrozdzialu">
      <style:text-properties officeooo:rsid="002ecb5f" officeooo:paragraph-rsid="002ecb5f"/>
    </style:style>
    <style:style style:name="P21" style:family="paragraph" style:parent-style-name="Tekst" style:list-style-name="Numbering_20_123">
      <style:text-properties officeooo:rsid="0027fee0" officeooo:paragraph-rsid="0027fee0"/>
    </style:style>
    <style:style style:name="P22" style:family="paragraph" style:parent-style-name="Tekst">
      <style:text-properties officeooo:rsid="002ecb5f" officeooo:paragraph-rsid="00365d3a"/>
    </style:style>
    <style:style style:name="P23" style:family="paragraph" style:parent-style-name="Tekst">
      <style:text-properties officeooo:rsid="002ecb5f" officeooo:paragraph-rsid="002ecb5f"/>
    </style:style>
    <style:style style:name="P24"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ytul_20_rozdzialu">
      <style:text-properties officeooo:rsid="002ecb5f" officeooo:paragraph-rsid="002ecb5f"/>
    </style:style>
    <style:style style:name="P27" style:family="paragraph" style:parent-style-name="Tytul_20_rozdzialu">
      <style:text-properties officeooo:rsid="00211025" officeooo:paragraph-rsid="00211025"/>
    </style:style>
    <style:style style:name="P2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fo:margin-left="0pt" fo:margin-right="0pt" style:wrap="parallel" style:number-wrapped-paragraphs="no-limit" style:wrap-contour="false" style:vertical-pos="from-top" draw:wrap-influence-on-position="once-concurrent" loext:allow-overlap="true" draw:ole-draw-aspect="1"/>
    </style:style>
    <style:style style:name="fr2" style:family="graphic" style:parent-style-name="Formula">
      <style:graphic-properties fo:margin-left="0pt" fo:margin-right="0pt" style:wrap="parallel" style:number-wrapped-paragraphs="no-limit" style:wrap-contour="false" style:vertical-pos="from-top"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6" text:outline-level="1"><text:soft-page-break/>WSTĘP i Cel pracy</text:h>
      <text:h text:style-name="P17" text:outline-level="2">Wprowadzenie</text:h>
      <text:h text:style-name="P20" text:outline-level="3" text:is-list-header="true"/>
      <text:h text:style-name="P17" text:outline-level="2">Cel i zakres pracy</text:h>
      <text:p text:style-name="P22">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17" text:outline-level="2">Struktura pracy </text:h>
      <text:p text:style-name="P3"/>
      <text:p text:style-name="P3"/>
      <text:p text:style-name="P3"/>
      <text:p text:style-name="P3"/>
      <text:p text:style-name="P3"/>
      <text:p text:style-name="P3"/>
      <text:p text:style-name="P3"/>
      <text:p text:style-name="P3"/>
      <text:p text:style-name="P14"/>
      <text:h text:style-name="P27" text:outline-level="1"><text:soft-page-break/>MODEL MATEMATYCZNY DRONA</text:h>
      <text:h text:style-name="P18"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8"><text:span text:style-name="T20">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ćią, a dokładnością. </text:span></text:p>
      <text:p text:style-name="P7"><text:tab/>Poniższa praca wykorzystuje modele matematyczne drona o różnym stopniu złożoności <text:s/>i przeznaczeniu do kilku różnych celów:</text:p>
      <text:p text:style-name="P7"/>
      <text:list xml:id="list1169030446" text:style-name="Numbering_20_123">
        <text:list-item>
          <text:p text:style-name="P21">symulacja modelu drona na platformie PC,</text:p>
        </text:list-item>
        <text:list-item>
          <text:p text:style-name="P21">analiza właściwości systemu w celu przygotowania systemu sterowania,</text:p>
        </text:list-item>
        <text:list-item>
          <text:p text:style-name="P21">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9" text:outline-level="2">Model <text:span text:style-name="T10">poznawcz</text:span><text:span text:style-name="T16">y/symulacyjny</text:span></text:h>
      <text:p text:style-name="P1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text:span><text:soft-page-break/><text:span text:style-name="T7">się </text:span><text:span text:style-name="T8">badania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 </text:span></text:p>
      <text:p text:style-name="P8">W celu poznania systemu oraz przeprowadzenia badań symulacyjnych należy wyprowadzić model analizowanego obiektu sterowania. <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nazywa się modelem w przestrzeni stanów. Schemat blokowy przedstawiający obiekt sterowania wyodrębniony z otoczenia przedstawiono na </text:span><text:span text:style-name="T17"><office:annotation office:name="__Annotation__4315_4014901281" loext:resolved="false"><dc:creator>Unknown Author</dc:creator><dc:date>2022-11-15T22:05:51.422306667</dc:date><text:p text:style-name="P29"><text:span text:style-name="T21">Zmienne wejściowe, zmienne stanu, zmienne wyjściowe</text:span></text:p><text:p text:style-name="P29"><text:span text:style-name="T21"/></text:p></office:annotation></text:spa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9"><text:span text:style-name="T21">Spacje w równaniu</text:span></text:p></office:annotation><draw:frame draw:style-name="fr2" draw:name="Object1" text:anchor-type="as-char" svg:y="-12.1pt" svg:width="75.26pt" svg:height="17.86pt" draw:z-index="0"><draw:object xlink:href="./Object 1" xlink:type="simple" xlink:show="embed" xlink:actuate="onLoad"/><draw:image xlink:href="./ObjectReplacements/Object 1" xlink:type="simple" xlink:show="embed" xlink:actuate="onLoad"/></draw:frame><office:annotation-end office:name="__Annotation__4333_4014901281"/>. <text:s/><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 draw:name="Object3" text:anchor-type="as-char" svg:y="-10.69pt" svg:width="56.01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natomiast pozostałe dwie dotyczą ruchu obrotowego.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6">Bibliography</text:p>
          </text:index-title>
          <text:p text:style-name="P1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15">2: Katsuhiko Ogata, Metody przestrzeni stanów w teorii sterowania, 1974</text:p>
        </text:index-body>
      </text:bibliography>
      <text:p text:style-name="P24">##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2-11-15T22:39:39.205767538</dc:date>
    <meta:editing-duration>PT38M11S</meta:editing-duration>
    <meta:editing-cycles>6</meta:editing-cycles>
    <meta:generator>LibreOffice/7.3.6.2$Linux_X86_64 LibreOffice_project/30$Build-2</meta:generator>
    <meta:document-statistic meta:table-count="0" meta:image-count="0" meta:object-count="3" meta:page-count="7" meta:paragraph-count="36" meta:word-count="757" meta:character-count="6152" meta:non-whitespace-character-count="5418"/>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2/content.xml><?xml version="1.0" encoding="utf-8"?>
<math xmlns="http://www.w3.org/1998/Math/MathML" display="block">
  <semantics>
    <mrow>
      <mi>x</mi>
      <mi>,</mi>
      <mi>y</mi>
      <mi>,</mi>
      <mi>z</mi>
    </mrow>
    <annotation encoding="StarMath 5.0">x, y, z</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